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T4" style:parent-style-name="Hyperlink" style:family="text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T6" style:parent-style-name="Hyperlink" style:family="text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References:</text:p>
      <text:p text:style-name="Normal"><text:a xlink:href="https://flutter.io/docs/cookbook/design/fonts" office:target-frame-name="_top" xlink:show="replace"><text:span text:style-name="Hyperlink">https://flutter.io/docs/cookbook/design/fonts</text:span></text:a></text:p>
      <text:p text:style-name="Normal"/>
      <text:p text:style-name="Normal"><text:a xlink:href="https://flutter.io/docs/get-started/test-drive?tab=vscode#androidstudio" office:target-frame-name="_top" xlink:show="replace"><text:span text:style-name="Hyperlink">https://flutter.io/docs/get-started/test-drive?tab=vscode#androidstudio</text:span></text:a></text:p>
      <text:p text:style-name="Normal"/>
      <text:p text:style-name="Normal"><text:a xlink:href="https://www.youtube.com/watch?v=WwhyaqNtNQY&amp;list=PLJbE2Yu2zumDqr_-hqpAN0nIr6m14TAsd" office:target-frame-name="_top" xlink:show="replace"><text:span text:style-name="Hyperlink">https://www.youtube.com/watch?v=WwhyaqNtNQY&amp;list=PLJbE2Yu2zumDqr_-hqpAN0nIr6m14TAsd</text:span></text:a></text:p>
      <text:p text:style-name="Normal"/>
      <text:p text:style-name="Normal"><text:a xlink:href="https://flutter.io/docs/development/ui/assets-and-images" office:target-frame-name="_top" xlink:show="replace"><text:span text:style-name="Hyperlink">https://flutter.io/docs/development/ui/assets-and-images</text:span></text:a></text:p>
      <text:p text:style-name="Normal"/>
      <text:p text:style-name="Normal"><text:a xlink:href="https://www.youtube.com/watch?v=rh15r_8tdRA" office:target-frame-name="_top" xlink:show="replace"><text:span text:style-name="Hyperlink">https://www.youtube.com/watch?v=rh15r_8tdRA</text:span></text:a></text:p>
      <text:p text:style-name="Normal"/>
      <text:p text:style-name="Normal"><text:a xlink:href="https://www.youtube.com/watch?v=-cIt_MSS1MI" office:target-frame-name="_top" xlink:show="replace"><text:span text:style-name="Hyperlink">https://www.youtube.com/watch?v=-cIt_MSS1MI</text:span></text:a></text:p>
      <text:p text:style-name="Normal"/>
      <text:p text:style-name="Normal"><text:a xlink:href="https://www.youtube.com/watch?v=U6hO6JvFFhE&amp;t=38s" office:target-frame-name="_top" xlink:show="replace"><text:span text:style-name="T2">https://www.youtube.com/watch?v=U6hO6JvFFhE&amp;t=38s</text:span></text:a></text:p>
      <text:p text:style-name="P3"/>
      <text:p text:style-name="Normal"><text:a xlink:href="https://pub.dartlang.org/packages/google_maps_flutter" office:target-frame-name="_top" xlink:show="replace"><text:span text:style-name="T4">https://pub.dartlang.org/packages/google_maps_flutter</text:span></text:a></text:p>
      <text:p text:style-name="P5"/>
      <text:p text:style-name="Normal"><text:a xlink:href="https://www.youtube.com/watch?v=Me7n92nH6FY" office:target-frame-name="_top" xlink:show="replace"><text:span text:style-name="T6">https://www.youtube.com/watch?v=Me7n92nH6FY</text:span></text:a></text:p>
      <text:p text:style-name="P7"/>
      <text:p text:style-name="Normal"><text:a xlink:href="https://flutter.io/docs/development/ui/widgets/scrolling" office:target-frame-name="_top" xlink:show="replace"><text:span text:style-name="Hyperlink">https://flutter.io/docs/development/ui/widgets/scrolling</text:span></text:a></text:p>
      <text:p text:style-name="Normal"/>
      <text:p text:style-name="Normal"><text:a xlink:href="https://medium.com/@DakshHub/flutter-displaying-dynamic-contents-using-listview-builder-f2cedb1a19fb" office:target-frame-name="_top" xlink:show="replace"><text:span text:style-name="Hyperlink">https://medium.com/@DakshHub/flutter-displaying-dynamic-contents-using-listview-builder-f2cedb1a19fb</text:span></text:a></text:p>
      <text:p text:style-name="Normal"/>
      <text:p text:style-name="Normal"><text:a xlink:href="http://www.dcs.shef.ac.uk/intranet/teaching/public/projects/diststructure.html" office:target-frame-name="_top" xlink:show="replace"><text:span text:style-name="Hyperlink">http://www.dcs.shef.ac.uk/intranet/teaching/public/projects/diststructure.html</text:span></text:a></text:p>
      <text:p text:style-name="Normal"/>
      <text:p text:style-name="Normal"><text:a xlink:href="https://info.cs.st-andrews.ac.uk/student-handbook/files/project-library/msc/Mehdi.pdf" office:target-frame-name="_top" xlink:show="replace"><text:span text:style-name="Hyperlink">https://info.cs.st-andrews.ac.uk/student-handbook/files/project-library/msc/Mehdi.pdf</text:span></text:a></text:p>
      <text:p text:style-name="Normal"/>
      <text:p text:style-name="Normal"><text:a xlink:href="https://stackoverflow.com/questions/49927200/how-do-i-create-a-list-view-of-buttons-in-flutter" office:target-frame-name="_top" xlink:show="replace"><text:span text:style-name="Hyperlink">https://stackoverflow.com/questions/49927200/how-do-i-create-a-list-view-of-buttons-in-flutter</text:span></text:a></text:p>
      <text:p text:style-name="Normal"/>
      <text:p text:style-name="Normal"><text:a xlink:href="https://medium.com/flutter-io/google-maps-and-flutter-cfb330f9a245" office:target-frame-name="_top" xlink:show="replace"><text:span text:style-name="Hyperlink">https://medium.com/flutter-io/google-maps-and-flutter-cfb330f9a245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Carroll</meta:initial-creator>
    <dc:creator>Sarah Carroll</dc:creator>
    <meta:creation-date>2019-01-11T15:56:00Z</meta:creation-date>
    <dc:date>2019-01-11T16:07:00Z</dc:date>
    <meta:template xlink:href="Normal" xlink:type="simple"/>
    <meta:editing-cycles>1</meta:editing-cycles>
    <meta:editing-duration>PT660S</meta:editing-duration>
    <meta:document-statistic meta:page-count="2" meta:paragraph-count="4" meta:word-count="332" meta:character-count="2224" meta:row-count="15" meta:non-whitespace-character-count="1896"/>
  </office:meta>
</office:document-meta>
</file>